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n sollen die vorgeschlagenen und implementierten Algorithmen miteinander verglichen werden. Die zu vergleichenden Algorithmen sind:</text:p>
      <text:list xml:id="list3786683497957993678" text:style-name="L1">
        <text:list-item>
          <text:list>
            <text:list-item>
              <text:p text:style-name="P1">Der Median Filter</text:p>
            </text:list-item>
            <text:list-item>
              <text:p text:style-name="P1">Der Smoothing Filter</text:p>
            </text:list-item>
            <text:list-item>
              <text:p text:style-name="P1">Das GMM</text:p>
            </text:list-item>
            <text:list-item>
              <text:p text:style-name="P1">Die MOG</text:p>
            </text:list-item>
            <text:list-item>
              <text:p text:style-name="P1">Das GMM mit MRF</text:p>
            </text:list-item>
            <text:list-item>
              <text:p text:style-name="P1">Die MOG mit MRF</text:p>
            </text:list-item>
          </text:list>
        </text:list-item>
      </text:list>
      <text:p text:style-name="Standard">Die sechs Verfahren sollen hinsichtlich ihrer Rechenzeit, Ihrem Speicherverbrauch und ihrer resultierenden Qualität getestet werden. Die Daten dazu werden von der Klasse Measuerer aufgezeichnet.</text:p>
      <text:p text:style-name="Standard">Die Aufzeichnungen finden nach der Bearbeitung eines Frames getan. So wird die gesamte Gebrauchte Zeit , sowie ledigli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7M5S</meta:editing-duration>
    <meta:editing-cycles>4</meta:editing-cycles>
    <meta:generator>OpenOffice/4.0.0$Win32 OpenOffice.org_project/400m3$Build-9702</meta:generator>
    <dc:date>2015-07-11T22:27:57.93</dc:date>
    <meta:document-statistic meta:table-count="0" meta:image-count="0" meta:object-count="0" meta:page-count="1" meta:paragraph-count="9" meta:word-count="81" meta:character-count="534"/>
    <meta:user-defined meta:name="Info 1"/>
    <meta:user-defined meta:name="Info 2"/>
    <meta:user-defined meta:name="Info 3"/>
    <meta:user-defined meta:name="Info 4"/>
  </office:meta>
</office:document-meta>
</file>